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507in" fo:margin-left="-0.075in" table:align="left" style:writing-mode="lr-tb"/>
    </style:style>
    <style:style style:name="Table2.A" style:family="table-column">
      <style:table-column-properties style:column-width="3.3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Rubrik_20_1" style:master-page-name="Standard">
      <style:paragraph-properties fo:margin-top="0.1665in" fo:margin-bottom="0.0835in" style:page-number="auto"/>
    </style:style>
    <style:style style:name="P2" style:family="paragraph" style:parent-style-name="Brödtext" style:list-style-name="WWNum1"/>
    <style:style style:name="P3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T1" style:family="text">
      <style:text-properties style:font-name-asian="Nimbus Sans L1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: Move</text:span></text:p>
      <text:p text:style-name="Brödtext"><text:span text:style-name="T2">This should be max 2 pages. If longer use include (or extend) other use case (i.e. refactor)</text:span></text:p>
      <text:p text:style-name="Brödtext">Short description: The player is moving, in this case one step to the right</text:p>
      <text:p text:style-name="Brödtext">Priority: high</text:p>
      <text:p text:style-name="Brödtext">Extends or Includes: no other use case</text:p>
      <text:p text:style-name="Brödtext">Participating actors</text:p>
      <text:list xml:id="list200491222109121921" text:style-name="WWNum1">
        <text:list-item>
          <text:p text:style-name="P2">Player 1</text:p>
        </text:list-item>
      </text:list>
      <text:p text:style-name="Brödtext">Normal flow of events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Actor</text:p>
          </table:table-cell>
          <table:table-cell table:style-name="Table1.A1" office:value-type="string">
            <text:p text:style-name="P3">System</text:p>
          </table:table-cell>
        </table:table-row>
        <table:table-row table:style-name="Table1.1">
          <table:table-cell table:style-name="Table1.A1" office:value-type="string">
            <text:p text:style-name="P3">Player 1 presses the right direction on the keyboard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layer 1´s avatar is moved from the actual space on the board to the tile to its right on the board.</text:p>
          </table:table-cell>
        </table:table-row>
      </table:table>
      <text:p text:style-name="Brödtext"/>
      <text:p text:style-name="Brödtext">Alternate flow (Unable to move because obstacle in the way or board is out of bounds to the right)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Player 1 presses the right direction on the keyboard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Player 1´s avatar is stuck on its actual position. </text:p>
          </table:table-cell>
        </table:table-row>
      </table:table>
      <text:p text:style-name="Brödtext"/>
      <text:p text:style-name="Brödtext">Alternate flow</text:p>
      <text:p text:style-name="P3"><text:s text:c="4"/>Walks into fire (see UC Walk into Fi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date>2012-05-21T13:39:06.35</dc:date>
    <meta:editing-cycles>30</meta:editing-cycles>
    <meta:editing-duration>PT20S</meta:editing-duration>
    <meta:generator>OpenOffice.org/3.4$Win32 OpenOffice.org_project/340m1$Build-9590</meta:generator>
    <meta:document-statistic meta:table-count="2" meta:image-count="0" meta:object-count="0" meta:page-count="1" meta:paragraph-count="17" meta:word-count="131" meta:character-count="704"/>
    <meta:template xlink:type="simple" xlink:actuate="onRequest" xlink:title="Normal.dotm" xlink:href=""/>
  </office:meta>
</office:document-meta>
</file>